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Rhys" svg:font-family="Rhy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2a9a8" officeooo:paragraph-rsid="0022a9a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37998" officeooo:paragraph-rsid="0023799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21885" officeooo:paragraph-rsid="0022188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772d6" officeooo:paragraph-rsid="002772d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98589" officeooo:paragraph-rsid="0029858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99ba4" officeooo:paragraph-rsid="00299ba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b676c" officeooo:paragraph-rsid="002b676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bad5f" officeooo:paragraph-rsid="002bad5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c6c48" officeooo:paragraph-rsid="002c6c4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2b97f" officeooo:paragraph-rsid="0032b97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52d76" officeooo:paragraph-rsid="00352d7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58685" officeooo:paragraph-rsid="0035868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62e99" officeooo:paragraph-rsid="00362e9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75674" officeooo:paragraph-rsid="0037567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8aebd" officeooo:paragraph-rsid="0038aeb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9b8bf" officeooo:paragraph-rsid="0039b8bf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221885" officeooo:paragraph-rsid="00221885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sub 58%"/>
    </style:style>
    <style:style style:name="T3" style:family="text">
      <style:text-properties officeooo:rsid="003756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Organic Chemistry Key Terms</text:p>
      <text:p text:style-name="P3"/>
      <text:p text:style-name="P1">Hydrocarbon – a compound containing carbon and hydrogen only.</text:p>
      <text:p text:style-name="P1"/>
      <text:p text:style-name="P1">Homologous series – a family of compounds with similar chemical properties which differ by the addition of a CH<text:span text:style-name="T2">2</text:span> group.</text:p>
      <text:p text:style-name="P1"/>
      <text:p text:style-name="P2">Alkane – the simplest homologous series that contains C-C bonds.</text:p>
      <text:p text:style-name="P1"/>
      <text:p text:style-name="P2">Functional group – the part of the chemical responsible for the chemical properties.</text:p>
      <text:p text:style-name="P2"/>
      <text:p text:style-name="P4">Alpihatic – carbons joined in straight or branched chains.</text:p>
      <text:p text:style-name="P4"/>
      <text:p text:style-name="P4">Alycyclic – carbons joined in a ring, with or without branches.</text:p>
      <text:p text:style-name="P4"/>
      <text:p text:style-name="P4">Aromatic – some or all carbons found in a benzene ring.</text:p>
      <text:p text:style-name="P4"/>
      <text:p text:style-name="P5">Alkanes – contains single C-C bonds.</text:p>
      <text:p text:style-name="P5"/>
      <text:p text:style-name="P6">Alkenes – contain at least one double C=C bond.</text:p>
      <text:p text:style-name="P6"/>
      <text:p text:style-name="P7">Molecular formula – shows the number and type of atoms, e.g. glucose is C<text:span text:style-name="T2">6</text:span>H<text:span text:style-name="T2">12</text:span>O<text:span text:style-name="T2">6</text:span></text:p>
      <text:p text:style-name="P7"><text:span text:style-name="T1"/></text:p>
      <text:p text:style-name="P7">Empirical formula – shows the simplest ratios of atoms, e.g. glucose if CH<text:span text:style-name="T2">2</text:span>O</text:p>
      <text:p text:style-name="P7"/>
      <text:p text:style-name="P8">General formula – shows an algebraic formula to calculate atoms in a homologous series, e.g. alkanes are C<text:span text:style-name="T2">n</text:span>H<text:span text:style-name="T2">2n+2</text:span>.</text:p>
      <text:p text:style-name="P8"/>
      <text:p text:style-name="P9">Structural isomers – compounds with the same molecular fomula but different structural formulae.</text:p>
      <text:p text:style-name="P9"/>
      <text:p text:style-name="P12">Stereo isomers – compounds with the same structural formula, but a different arrangement of atoms.</text:p>
      <text:p text:style-name="P9"/>
      <text:p text:style-name="P10">Chain reaction – where one reaction leads to another in series.</text:p>
      <text:p text:style-name="P10"/>
      <text:p text:style-name="P11">Unsaturated hydrocarbons – tnot all the possible hydrogens are bonded, there is at least one C=C double bond.</text:p>
      <text:p text:style-name="P11"/>
      <text:p text:style-name="P13">E/Z isomerism – stereo isomerism that occurs only in compounds with a C=C bond.</text:p>
      <text:p text:style-name="P13"/>
      <text:p text:style-name="P13">Cis/Trans isomerism – similar to E/Z isomerism, but one of the attached groups on each carbon must be the sam<text:span text:style-name="T3">e.</text:span></text:p>
      <text:p text:style-name="P13"/>
      <text:p text:style-name="P14">Electrophilic addition – where alkenes form saturated compounds through an addition reaction.</text:p>
      <text:p text:style-name="P14"/>
      <text:p text:style-name="P15">Carbocation – a positively charged carbon atom.</text:p>
      <text:p text:style-name="P15"/>
      <text:p text:style-name="P16">Polymers – large molecules formed from many repeating monomers.</text:p>
      <text:p text:style-name="P16"/>
      <text:p text:style-name="P16">Monomers – small molecules that combine to form a polymer.</text:p>
      <text:p text:style-name="P16"/>
      <text:p text:style-name="P16">Repeating unit – the arrangement in a polymer that repea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Rhys" svg:font-family="Rhy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4.2$Linux_X86_64 LibreOffice_project/00$Build-2</meta:generator>
    <dc:date>2021-01-17T16:47:58.904789010</dc:date>
    <meta:editing-duration>PT2H49M20S</meta:editing-duration>
    <meta:editing-cycles>42</meta:editing-cycles>
    <meta:document-statistic meta:table-count="0" meta:image-count="0" meta:object-count="0" meta:page-count="1" meta:paragraph-count="24" meta:word-count="263" meta:character-count="1758" meta:non-whitespace-character-count="1496"/>
  </office:meta>
</office:document-meta>
</file>